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znam</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e nastavení s možnostmi</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click or right-click depending on computer setup</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jiný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text:span text:style-name="Keystroke">⌘</text:span>+<text:span text:style-name="Keystroke">F5</text:span></text:p>
            </table:table-cell>
            <table:table-cell table:style-name="Table5.A2" office:value-type="string">
              <text:p text:style-name="P20">Otevř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 / 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epneme na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Klepneme </text:span><text:span text:style-name="Strong_20_Emphasis">na tlačítko<text:span text:style-name="T67"> 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Klepneme na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Klepneme </text:span><text:span text:style-name="Strong_20_Emphasis">na tlačítko<text:span text:style-name="T67"> 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ik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 / 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Calc nyní namísto panelu nástrojů Formát zobrazuje panel Náhled strany.</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Vše:</text:span> Do formátu PDF se exportuje celý dokument.</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Sníž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Vytvořit </text:span><text:alphabetical-index-mark text:string-value="formulář" text:key1="PDF"/><text:span text:style-name="Emphasis">PDF formulář – Formát odeslání:</text:span> Zvolíme formát pro odesílání formulářů z PDF souboru.</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úvodn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Výchozí režim:</text:span> S PDF odkazy bud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otevírání a hesla na nastavení oprávnění, PDF soubor lze otevřít pouze po zadání správného hesla, přičemž oprávnění mohou být omezeny.</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é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text:soft-page-break/>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t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ik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Změna hodnoty existujícího popisu zruší platnost podpisu.</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t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